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roman" style:font-pitch="variable"/>
    <style:font-face style:name="Source Sans 3" svg:font-family="'Source Sans 3'" style:font-family-generic="roman" style:font-pitch="variable"/>
    <style:font-face style:name="Source Sans 3 Light" svg:font-family="'Source Sans 3 Light'" style:font-family-generic="roman" style:font-pitch="variable"/>
    <style:font-face style:name="Source Sans 3 Semibold" svg:font-family="'Source Sans 3 Semibold'" style:font-family-generic="roman" style:font-pitch="variable"/>
  </office:font-face-decls>
  <office:automatic-styles>
    <style:style style:name="Table1" style:family="table">
      <style:table-properties style:width="6.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3.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1.A2" style:family="table-cell">
      <style:table-cell-properties fo:padding-left="0.075in" fo:padding-right="0.075in" fo:padding-top="0in" fo:padding-bottom="0in" fo:border="none" style:writing-mode="lr-tb"/>
    </style:style>
    <style:style style:name="Table1.B2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Compact">
      <style:paragraph-properties fo:margin-top="0.0252in" fo:margin-bottom="0.0252in" style:contextual-spacing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Compact">
      <style:paragraph-properties fo:margin-top="0.0252in" fo:margin-bottom="0.0252in" style:contextual-spacing="false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Definition">
      <style:paragraph-properties fo:margin-top="0in" fo:margin-bottom="0.139in" style:contextual-spacing="false"/>
    </style:style>
    <style:style style:name="P4" style:family="paragraph" style:parent-style-name="Footnote">
      <style:paragraph-properties fo:margin-top="0in" fo:margin-bottom="0.139in" style:contextual-spacing="false"/>
    </style:style>
    <style:style style:name="P5" style:family="paragraph" style:parent-style-name="Title">
      <style:paragraph-properties fo:margin-top="0.3335in" fo:margin-bottom="0.1665in" style:contextual-spacing="false" fo:text-align="center" style:justify-single-word="false" fo:keep-together="always" fo:keep-with-next="always"/>
    </style:style>
    <style:style style:name="T1" style:family="text">
      <style:text-properties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Title </text:p>
      <text:p text:style-name="Subtitle"><text:s/>Subtitle </text:p>
      <text:p text:style-name="Author"><text:s/>Author </text:p>
      <text:p text:style-name="Date"><text:s/>Date </text:p>
      <text:p text:style-name="Abstract"><text:s/>Abstract </text:p>
      <text:h text:style-name="Heading_20_1" text:outline-level="1"><text:bookmark-start text:name="heading-1"/><text:s/>Heading 1 <text:bookmark-end text:name="heading-1"/></text:h>
      <text:h text:style-name="Heading_20_2" text:outline-level="2"><text:bookmark-start text:name="heading-2"/><text:s/>Heading 2 <text:bookmark-end text:name="heading-2"/></text:h>
      <text:h text:style-name="Heading_20_3" text:outline-level="3"><text:bookmark-start text:name="heading-3"/><text:s/>Heading 3 <text:bookmark-end text:name="heading-3"/></text:h>
      <text:h text:style-name="Heading_20_4" text:outline-level="4"><text:bookmark-start text:name="heading-4"/><text:s/>Heading 4 <text:bookmark-end text:name="heading-4"/></text:h>
      <text:h text:style-name="Heading_20_5" text:outline-level="5"><text:bookmark-start text:name="heading-5"/><text:s/>Heading 5 <text:bookmark-end text:name="heading-5"/></text:h>
      <text:h text:style-name="Heading_20_6" text:outline-level="6"><text:bookmark-start text:name="heading-6"/><text:s/>Heading 6 <text:bookmark-end text:name="heading-6"/></text:h>
      <text:h text:style-name="Heading_20_7" text:outline-level="7"><text:bookmark-start text:name="heading-7"/><text:s/>Heading 7 <text:bookmark-end text:name="heading-7"/></text:h>
      <text:h text:style-name="Heading_20_8" text:outline-level="8"><text:bookmark-start text:name="heading-8"/><text:s/>Heading 8 <text:bookmark-end text:name="heading-8"/></text:h>
      <text:h text:style-name="Heading_20_9" text:outline-level="9"><text:bookmark-start text:name="heading-9"/><text:s/>Heading 9 <text:bookmark-end text:name="heading-9"/></text:h>
      <text:p text:style-name="First_20_Paragraph"><text:s/>First Paragraph. </text:p>
      <text:p text:style-name="Text_20_body"><text:s/>Body Text. Body Text Char. <text:s text:c="3"/><text:span text:style-name="Verbatim_20_Char"><text:s/>Verbatim Char </text:span><text:s/>. <text:s text:c="3"/><text:a xlink:type="simple" xlink:href="http://example.com/" text:style-name="Internet_20_link" text:visited-style-name="Visited_20_Internet_20_Link"><text:span text:style-name="Internet_20_link"><text:s/>Hyperlink </text:span></text:a><text:s/>. <text:s text:c="4"/>Footnote. <text:note text:id="ftn1" text:note-class="footnote"><text:note-citation>1</text:note-citation><text:note-body><text:p text:style-name="P4"><text:s/>Footnote Text.</text:p></text:note-body></text:note></text:p>
      <text:p text:style-name="Block_20_Text"><text:s/>Block Text. </text:p>
      <text:p text:style-name="Table_20_Caption"><text:s/>Table caption.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/>Table</text:p>
          </table:table-cell>
          <table:table-cell table:style-name="Table1.A1" office:value-type="string">
            <text:p text:style-name="P1"><text:s/>Table</text:p>
          </table:table-cell>
        </table:table-row>
        <table:table-row table:style-name="Table1.1">
          <table:table-cell table:style-name="Table1.A2" office:value-type="string">
            <text:p text:style-name="P1"><text:s/>1</text:p>
          </table:table-cell>
          <table:table-cell table:style-name="Table1.B2" office:value-type="string">
            <text:p text:style-name="P2" loext:marker-style-name="T1"><text:span text:style-name="T1"><text:s/>2</text:span><text:span text:style-name="T1"/></text:p>
          </table:table-cell>
        </table:table-row>
      </table:table>
      <text:p text:style-name="Image_20_Caption"><text:s/>Image Caption </text:p>
      <text:p text:style-name="Definition_20_Term"><text:s/>DefinitionTerm </text:p>
      <text:p text:style-name="Definition"><text:s/>Definition </text:p>
      <text:p text:style-name="Definition_20_Term"><text:soft-page-break/><text:s/>DefinitionTerm </text:p>
      <text:p text:style-name="P3"><text:s/>Definitio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roman" style:font-pitch="variable"/>
    <style:font-face style:name="Source Sans 3" svg:font-family="'Source Sans 3'" style:font-family-generic="roman" style:font-pitch="variable"/>
    <style:font-face style:name="Source Sans 3 Light" svg:font-family="'Source Sans 3 Light'" style:font-family-generic="roman" style:font-pitch="variable"/>
    <style:font-face style:name="Source Sans 3 Semibold" svg:font-family="'Source Sans 3 Semibold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Source Sans 3" fo:font-family="'Source Sans 3'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000000" loext:opacity="100%" style:font-name="Source Sans 3 Semibold" fo:font-family="'Source Sans 3 Semibold'" style:font-family-generic="roman" style:font-pitch="variable" fo:font-size="19pt" fo:font-weight="normal" style:font-name-asian="F" style:font-family-generic-asian="system" style:font-pitch-asian="variable" style:font-size-asian="19pt" style:font-weight-asian="normal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000000" loext:opacity="100%" style:font-name="Source Sans 3 Semibold" fo:font-family="'Source Sans 3 Semibold'" style:font-family-generic="roman" style:font-pitch="variable" fo:font-size="17pt" fo:font-weight="normal" style:font-name-asian="F" style:font-family-generic-asian="system" style:font-pitch-asian="variable" style:font-size-asian="17pt" style:font-weight-asian="normal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000000" loext:opacity="100%" style:font-name="Source Sans 3 Semibold" fo:font-family="'Source Sans 3 Semibold'" style:font-family-generic="roman" style:font-pitch="variable" fo:font-size="15pt" fo:font-weight="normal" style:font-name-asian="F" style:font-family-generic-asian="system" style:font-pitch-asian="variable" style:font-size-asian="15pt" style:font-weight-asian="normal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000000" loext:opacity="100%" style:font-name="Source Sans 3 Semibold" fo:font-family="'Source Sans 3 Semibold'" style:font-family-generic="roman" style:font-pitch="variable" fo:font-size="13.5pt" fo:font-style="normal" fo:font-weight="normal" style:font-name-asian="F" style:font-family-generic-asian="system" style:font-pitch-asian="variable" style:font-size-asian="13.5pt" style:font-style-asian="normal" style:font-weight-asian="normal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000000" loext:opacity="100%" style:font-name="Source Sans 3 Light" fo:font-family="'Source Sans 3 Light'" style:font-family-generic="roman" style:font-pitch="variable" fo:font-size="12pt" fo:font-weight="normal" style:font-name-asian="F" style:font-family-generic-asian="system" style:font-pitch-asian="variable" style:font-size-asian="12pt" style:font-weight-asian="normal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000000" loext:opacity="100%" style:font-name="Source Sans 3 Semibold" fo:font-family="'Source Sans 3 Semibold'" style:font-family-generic="roman" style:font-pitch="variable" fo:font-size="12pt" fo:font-weight="normal" style:font-name-asian="F" style:font-family-generic-asian="system" style:font-pitch-asian="variable" style:font-size-asian="12pt" style:font-weight-asian="normal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 fo:text-align="start" style:justify-single-word="false" fo:orphans="2" fo:widows="2"/>
      <style:text-properties style:font-name="Source Sans 3" fo:font-family="'Source Sans 3'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Source Sans 3" fo:font-family="'Source Sans 3'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Source Sans 3" fo:font-family="'Source Sans 3'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>
      <style:text-properties style:font-name="Source Sans 3" fo:font-family="'Source Sans 3'" style:font-family-generic="roman" style:font-pitch="variable"/>
    </style:style>
    <style:style style:name="Footnote_20_Block_20_Text" style:display-name="Footnote Block Text" style:family="paragraph">
      <style:paragraph-properties fo:margin-left="0.3335in" fo:margin-right="0.3335in" fo:margin-top="0.0693in" fo:margin-bottom="0.0693in" style:contextual-spacing="false" fo:text-align="start" style:justify-single-word="false" fo:orphans="2" fo:widows="2" fo:hyphenation-ladder-count="no-limit" fo:text-indent="0in" style:auto-text-indent="false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>
      <style:text-properties style:font-name="Source Sans 3" fo:font-family="'Source Sans 3'" style:font-family-generic="roman" style:font-pitch="variable"/>
    </style:style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Source Code Pro" fo:font-family="'Source Code Pro'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268db2" loext:opacity="100%"/>
    </style:style>
    <style:style style:name="Visited_20_Internet_20_Link" style:display-name="Visited Internet Link" style:family="text">
      <style:text-properties fo:color="#d33682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style:font-name="Source Sans 3 Semibold" fo:font-family="'Source Sans 3 Semibold'" style:font-family-generic="roman" style:font-pitch="variable" fo:font-weight="normal" style:font-weight-asian="normal" style:font-weight-complex="bold"/>
    </style:style>
    <style:style style:name="Source_20_Text" style:display-name="Source Text" style:family="text">
      <style:text-properties style:font-name="Source Code Pro" fo:font-family="'Source Code Pro'" style:font-family-generic="roman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27T05:22:50</meta:creation-date>
    <meta:initial-creator>Author</meta:initial-creator>
    <dc:language>en-US</dc:language>
    <dc:date>2025-07-30T18:43:44</dc:date>
    <meta:editing-cycles>8</meta:editing-cycles>
    <dc:title>Title</dc:title>
    <meta:editing-duration>PT28M</meta:editing-duration>
    <meta:generator>LibreOffice/24.2.7.2$Linux_X86_64 LibreOffice_project/420$Build-2</meta:generator>
    <meta:document-statistic meta:table-count="1" meta:image-count="0" meta:object-count="0" meta:page-count="2" meta:paragraph-count="28" meta:word-count="53" meta:character-count="370" meta:non-whitespace-character-count="281"/>
    <meta:user-defined meta:name="AppVersion">15.0000</meta:user-defined>
    <meta:template xlink:type="simple" xlink:actuate="onRequest" xlink:title="Normal.dotm" xlink:href=""/>
  </office:meta>
</office:document-meta>
</file>